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17.023cm"/>
    </style:style>
    <style:style style:name="co3" style:family="table-column">
      <style:table-column-properties fo:break-before="auto" style:column-width="20.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6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333333" fo:border="0.06pt solid #ffffff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333333" fo:border="0.06pt solid #ffffff"/>
      <style:text-properties fo:font-size="12pt" style:font-size-asian="12pt" style:font-size-complex="12pt"/>
    </style:style>
    <style:style style:name="T1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command</text:p>
          </table:table-cell>
          <table:table-cell table:style-name="ce6" office:value-type="string" calcext:value-type="string">
            <text:p>explanation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run hello-world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image ls</text:p>
          </table:table-cell>
          <table:table-cell table:style-name="ce6" office:value-type="string" calcext:value-type="string">
            <text:p>list image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ls</text:p>
          </table:table-cell>
          <table:table-cell table:style-name="ce6" office:value-type="string" calcext:value-type="string">
            <text:p>list running container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ls -a</text:p>
          </table:table-cell>
          <table:table-cell table:style-name="ce6" office:value-type="string" calcext:value-type="string">
            <text:p>list all container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image rm hello-world </text:p>
          </table:table-cell>
          <table:table-cell table:style-name="ce6" office:value-type="string" calcext:value-type="string">
            <text:p>does not work if there are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ls -a | grep hello-world</text:p>
          </table:table-cell>
          <table:table-cell table:style-name="ce6" office:value-type="string" calcext:value-type="string">
            <text:p>lists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rm id</text:p>
          </table:table-cell>
          <table:table-cell table:style-name="ce6" office:value-type="string" calcext:value-type="string">
            <text:p>remove container with id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rm id1 id2 id3</text:p>
          </table:table-cell>
          <table:table-cell table:style-name="ce6" office:value-type="string" calcext:value-type="string">
            <text:p>remove containers with multiple id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prune</text:p>
          </table:table-cell>
          <table:table-cell table:style-name="ce6" office:value-type="string" calcext:value-type="string">
            <text:p>remove all container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image prune</text:p>
          </table:table-cell>
          <table:table-cell table:style-name="ce6" office:value-type="string" calcext:value-type="string">
            <text:p>remove “dangling” image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system prune</text:p>
          </table:table-cell>
          <table:table-cell table:style-name="ce6" office:value-type="string" calcext:value-type="string">
            <text:p>clears almost everythin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image pull hello-world</text:p>
          </table:table-cell>
          <table:table-cell table:style-name="ce6" office:value-type="string" calcext:value-type="string">
            <text:p>download images without running them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run nginx</text:p>
          </table:table-cell>
          <table:table-cell table:style-name="ce6" office:value-type="string" calcext:value-type="string">
            <text:p>run nginx in the current terminal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run -d nginx</text:p>
          </table:table-cell>
          <table:table-cell table:style-name="ce6" office:value-type="string" calcext:value-type="string">
            <text:p>run nginx detached, ie. in the background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stop gifted_edison</text:p>
          </table:table-cell>
          <table:table-cell table:style-name="ce6" office:value-type="string" calcext:value-type="string">
            <text:p>stop container named gifted_edison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rm gifted_edison</text:p>
          </table:table-cell>
          <table:table-cell table:style-name="ce6" office:value-type="string" calcext:value-type="string">
            <text:p>remove container named gifted_edison. Container has to be stopped before removing.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rm - -force gifted_edison</text:p>
          </table:table-cell>
          <table:table-cell table:style-name="ce6" office:value-type="string" calcext:value-type="string">
            <text:p>force remov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exec &lt;container&gt;</text:p>
          </table:table-cell>
          <table:table-cell table:style-name="ce6" office:value-type="string" calcext:value-type="string">
            <text:p>execute a command inside a container</text:p>
          </table:table-cell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run -d -it - - name looper ubuntu sh -c ‘while true; do date; sleep 1; done”</text:p>
          </table:table-cell>
          <table:table-cell table:style-name="ce6" office:value-type="string" calcext:value-type="string">
            <text:p>-d detached, -i STDIN in to the container, -t interaction ie. tty, name looper for easier referencin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<text:s/>logs -f looper</text:p>
          </table:table-cell>
          <table:table-cell table:style-name="ce6" office:value-type="string" calcext:value-type="string">
            <text:p>show logs of the given container nam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pause looper</text:p>
          </table:table-cell>
          <table:table-cell table:style-name="ce6" office:value-type="string" calcext:value-type="string">
            <text:p>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unpause looper</text:p>
          </table:table-cell>
          <table:table-cell table:style-name="ce6" office:value-type="string" calcext:value-type="string">
            <text:p>un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attach looper</text:p>
          </table:table-cell>
          <table:table-cell table:style-name="ce6" office:value-type="string" calcext:value-type="string">
            <text:p>attaches another terminal to the container. In the attached terminal pressing ctrl-c will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attach looper --no-stdin</text:p>
          </table:table-cell>
          <table:table-cell table:style-name="ce6" office:value-type="string" calcext:value-type="string">
            <text:p>--no-stdin makes sure that pressing ctrl-c in the attached terminal will not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exec -it looper bash</text:p>
          </table:table-cell>
          <table:table-cell table:style-name="ce6" office:value-type="string" calcext:value-type="string">
            <text:p>enter a container by starting a new process in it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root@6d7a5549644a:/# ps aux</text:p>
          </table:table-cell>
          <table:table-cell table:style-name="ce6" office:value-type="string" calcext:value-type="string">
            <text:p>list processes running inside the contain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root@6d7a5549644a:/# exit</text:p>
          </table:table-cell>
          <table:table-cell table:style-name="ce6" office:value-type="string" calcext:value-type="string">
            <text:p>exits the contain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kill looper</text:p>
          </table:table-cell>
          <table:table-cell table:style-name="ce6" office:value-type="string" calcext:value-type="string">
            <text:p>stop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run -d --rm -it --name looper-it ubuntu sh -c 'while true; do date; sleep 1; done'</text:p>
          </table:table-cell>
          <table:table-cell table:style-name="ce6" office:value-type="string" calcext:value-type="string">
            <text:p>--rm removes the container automatically once it is exited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ctrl-p + ctrl-q</text:p>
          </table:table-cell>
          <table:table-cell table:style-name="ce6" office:value-type="string" calcext:value-type="string">
            <text:p><text:s/>in an attached terminal will detach from the STDOUT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ctrl-c</text:p>
          </table:table-cell>
          <table:table-cell table:style-name="ce6" office:value-type="string" calcext:value-type="string">
            <text:p><text:s/>in an attached terminal will will remove the container if it was run with flag –rm</text:p>
          </table:table-cell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pull ubuntu</text:p>
          </table:table-cell>
          <table:table-cell table:style-name="ce6" office:value-type="string" calcext:value-type="string">
            <text:p>pulls latest ta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pull ubuntu:18.04</text:p>
          </table:table-cell>
          <table:table-cell table:style-name="ce6" office:value-type="string" calcext:value-type="string">
            <text:p>pulls the specified ta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tag ubuntu:18.04 fav_distro:bionic</text:p>
          </table:table-cell>
          <table:table-cell table:style-name="ce6" office:value-type="string" calcext:value-type="string">
            <text:p>change name and ta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search hello-world</text:p>
          </table:table-cell>
          <table:table-cell table:style-name="ce6" office:value-type="string" calcext:value-type="string">
            <text:p>search for an image</text:p>
          </table:table-cell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ps</text:p>
          </table:table-cell>
          <table:table-cell table:style-name="ce6" office:value-type="string" calcext:value-type="string">
            <text:p>list container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build . -t hello-docker</text:p>
          </table:table-cell>
          <table:table-cell table:style-name="ce6" office:value-type="string" calcext:value-type="string">
            <text:p>builds an image named hello-docker from the Dockerfile that is in the same fold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run -it hello-docker sh</text:p>
          </table:table-cell>
          <table:table-cell table:style-name="ce6" office:value-type="string" calcext:value-type="string">
            <text:p>goes into to the created contain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touch additional.txt</text:p>
          </table:table-cell>
          <table:table-cell table:style-name="ce6" office:value-type="string" calcext:value-type="string">
            <text:p>creates a file in the current fold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p ./additional.txt zen_rosalind:/usr/src/app/</text:p>
          </table:table-cell>
          <table:table-cell table:style-name="ce6" office:value-type="string" calcext:value-type="string">
            <text:p>copies the file to the container named zen_rosalind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diff zen_rosalind</text:p>
          </table:table-cell>
          <table:table-cell table:style-name="ce6" office:value-type="string" calcext:value-type="string">
            <text:p>see the differences to the latest ta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<text:span text:style-name="T2">docker commit zen_rosalind</text:span> hello-docker-additional</text:p>
          </table:table-cell>
          <table:table-cell table:style-name="ce6" office:value-type="string" calcext:value-type="string">
            <text:p>saves the changes as a new layer. This is not really used because it is better to change the Dockerfil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run hello-docker:v2 ls <text:s/></text:p>
          </table:table-cell>
          <table:table-cell table:style-name="ce6" office:value-type="string" calcext:value-type="string">
            <text:p>lists contents of the docker container</text:p>
          </table:table-cell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run -e LANG=C.UTF-8 -e LC_ALL=C.UTF-8 -it ubuntu:18.04</text:p>
          </table:table-cell>
          <table:table-cell table:style-name="ce6" office:value-type="string" calcext:value-type="string">
            <text:p>fix for LC_ALL warnin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LC_ALL=C.UTF-8 youtube-dl </text:p>
          </table:table-cell>
          <table:table-cell table:style-name="ce6" office:value-type="string" calcext:value-type="string">
            <text:p>fix for LC_ALL warnin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export LC_ALL=C.UTF-8 </text:p>
          </table:table-cell>
          <table:table-cell table:style-name="ce6" office:value-type="string" calcext:value-type="string">
            <text:p>persist for the session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run -v "$(pwd):/mydir" youtube-dl <text:a xlink:href="https://imgur.com/JY5tHqr" xlink:type="simple">https://imgur.com/JY5tHqr</text:a></text:p>
          </table:table-cell>
          <table:table-cell table:style-name="ce6" office:value-type="string" calcext:value-type="string">
            <text:p>-v flag get the file directly to our host machin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-v $(pwd)/material.md:/mydir/material.md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p "determined_elion://mydir/Imgur-JY5tHqr.mp4" .</text:p>
          </table:table-cell>
          <table:table-cell table:style-name="ce6" office:value-type="string" calcext:value-type="string">
            <text:p>copy containers file to local machines current location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run -p 8080:8080 devopsdockeruh/simple-web-service 'server'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run -v "$(pwd)/test.txt:/usr/src/app/text.log" devopsdockeruh/simple-web-service</text:p>
          </table:table-cell>
          <table:table-cell table:style-name="ce6" office:value-type="string" calcext:value-type="string">
            <text:p>mounts the containers file to local machine </text:p>
          </table:table-cell>
          <table:table-cell table:number-columns-repeated="1021"/>
        </table:table-row>
        <table:table-row table:style-name="ro1" table:number-rows-repeated="95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5"/>
        <table:table-column table:style-name="co5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tail -f ./text.log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touch hello.sh</text:p>
          </table:table-cell>
          <table:table-cell table:style-name="ce6" office:value-type="string" calcext:value-type="string">
            <text:p>creates the file in the current fold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nano hello.sh</text:p>
          </table:table-cell>
          <table:table-cell table:style-name="ce6" office:value-type="string" calcext:value-type="string">
            <text:p>opens the nano text editor in the terminal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chmod +x hello.sh</text:p>
          </table:table-cell>
          <table:table-cell table:style-name="ce6" office:value-type="string" calcext:value-type="string">
            <text:p>makes the file executable, ie. runnable from the terminal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./hello.sh</text:p>
          </table:table-cell>
          <table:table-cell table:style-name="ce6" office:value-type="string" calcext:value-type="string">
            <text:p>runs the file from the terminal</text:p>
          </table:table-cell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apt-get update &amp;&amp; apt-get install -y curl </text:p>
          </table:table-cell>
          <table:table-cell table:style-name="ce6" office:value-type="string" calcext:value-type="string">
            <text:p>install curl inside a contain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chmod a+rx /usr/local/bin/youtube-dl </text:p>
          </table:table-cell>
          <table:table-cell table:style-name="ce6" office:value-type="string" calcext:value-type="string">
            <text:p>add permission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pwd</text:p>
          </table:table-cell>
          <table:table-cell table:style-name="ce6" office:value-type="string" calcext:value-type="string">
            <text:p>current location</text:p>
          </table:table-cell>
          <table:table-cell table:number-columns-repeated="1021"/>
        </table:table-row>
        <table:table-row table:style-name="ro1" table:number-rows-repeated="138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.00.0000</text:date>, <text:time style:data-style-name="N2" text:time-value="13:28:13.236838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0:40:03.892205310</meta:creation-date>
    <dc:date>2021-06-04T10:52:23.680787739</dc:date>
    <meta:editing-duration>PT5H10M9S</meta:editing-duration>
    <meta:editing-cycles>32</meta:editing-cycles>
    <meta:generator>LibreOffice/6.4.7.2$Linux_X86_64 LibreOffice_project/40$Build-2</meta:generator>
    <meta:document-statistic meta:table-count="2" meta:cell-count="116" meta:object-count="0"/>
  </office:meta>
</office:document-meta>
</file>